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style:font-size-asian="12pt" style:font-size-complex="12pt"/>
    </style:style>
    <style:style style:name="P2" style:family="paragraph" style:parent-style-name="Text_20_body">
      <style:paragraph-properties fo:text-align="start" style:justify-single-word="false"/>
      <style:text-properties style:font-name="Times new roman" fo:font-size="12pt" style:font-size-asian="12pt" style:font-size-complex="12pt"/>
    </style:style>
    <style:style style:name="P3" style:family="paragraph" style:parent-style-name="Text_20_body">
      <style:paragraph-properties fo:text-align="start" style:justify-single-word="false"/>
      <style:text-properties style:font-name="Times new roman" fo:font-size="12pt" officeooo:paragraph-rsid="001fe513" style:font-size-asian="12pt" style:font-size-complex="12pt"/>
    </style:style>
    <style:style style:name="P4" style:family="paragraph" style:parent-style-name="Text_20_body">
      <style:paragraph-properties fo:text-align="start" style:justify-single-word="false"/>
      <style:text-properties fo:color="#cc0000" style:font-name="Times new roman" fo:font-size="12pt" officeooo:paragraph-rsid="001fe513" style:font-size-asian="12pt" style:font-size-complex="12pt"/>
    </style:style>
    <style:style style:name="P5" style:family="paragraph" style:parent-style-name="Text_20_body">
      <style:paragraph-properties fo:text-align="start" style:justify-single-word="false"/>
      <style:text-properties fo:color="#996600" style:font-name="Times new roman" fo:font-size="12pt" style:font-size-asian="12pt" style:font-size-complex="12pt"/>
    </style:style>
    <style:style style:name="P6" style:family="paragraph" style:parent-style-name="Heading_20_2">
      <style:paragraph-properties fo:text-align="start" style:justify-single-word="false"/>
      <style:text-properties style:font-name="Times new roman" fo:font-size="12pt" style:font-size-asian="12pt" style:font-size-complex="12pt"/>
    </style:style>
    <style:style style:name="P7" style:family="paragraph" style:parent-style-name="Heading_20_2">
      <style:paragraph-properties fo:text-align="start" style:justify-single-word="false"/>
      <style:text-properties fo:color="#996600" style:font-name="Times new roman" fo:font-size="12pt" style:font-size-asian="12pt" style:font-size-complex="12pt"/>
    </style:style>
    <style:style style:name="P8" style:family="paragraph" style:parent-style-name="Preformatted_20_Text">
      <style:paragraph-properties fo:text-align="start" style:justify-single-word="false"/>
      <style:text-properties style:font-name="Times new roman" fo:font-size="12pt" style:font-size-asian="12pt" style:font-size-complex="12pt"/>
    </style:style>
    <style:style style:name="P9" style:family="paragraph" style:parent-style-name="Preformatted_20_Text">
      <style:paragraph-properties fo:margin-top="0cm" fo:margin-bottom="0.499cm" loext:contextual-spacing="false" fo:text-align="start" style:justify-single-word="false"/>
    </style:style>
    <style:style style:name="P10" style:family="paragraph" style:parent-style-name="Preformatted_20_Text">
      <style:paragraph-properties fo:margin-top="0cm" fo:margin-bottom="0.499cm" loext:contextual-spacing="false" fo:text-align="start" style:justify-single-word="false"/>
      <style:text-properties style:font-name="Times new roman" fo:font-size="12pt" style:font-size-asian="12pt" style:font-size-complex="12pt"/>
    </style:style>
    <style:style style:name="P11" style:family="paragraph" style:parent-style-name="Standard">
      <style:paragraph-properties fo:margin-top="0cm" fo:margin-bottom="0.499cm" loext:contextual-spacing="false" fo:text-align="start" style:justify-single-word="false"/>
    </style:style>
    <style:style style:name="P12" style:family="paragraph" style:parent-style-name="Heading_20_1">
      <style:paragraph-properties fo:text-align="center" style:justify-single-word="false"/>
      <style:text-properties fo:color="#cc0000" style:font-name="Times new roman" fo:font-size="26pt" fo:language="en" fo:country="US" style:font-size-asian="26pt" style:font-size-complex="26pt"/>
    </style:style>
    <style:style style:name="P13" style:family="paragraph" style:parent-style-name="Preformatted_20_Text">
      <style:paragraph-properties fo:margin-top="0cm" fo:margin-bottom="0.499cm" loext:contextual-spacing="false" fo:text-align="start" style:justify-single-word="false"/>
    </style:style>
    <style:style style:name="T1" style:family="text">
      <style:text-properties fo:font-weight="bold"/>
    </style:style>
    <style:style style:name="T2" style:family="text">
      <style:text-properties fo:color="#cc0000"/>
    </style:style>
    <style:style style:name="T3" style:family="text">
      <style:text-properties style:font-name="Times new roman" fo:font-size="12pt" style:font-size-asian="12pt" style:font-size-complex="12pt"/>
    </style:style>
    <style:style style:name="T4" style:family="text">
      <style:text-properties fo:color="#6666ff" fo:font-weight="bold" style:font-weight-asian="bold" style:font-weight-complex="bold"/>
    </style:style>
    <style:style style:name="T5" style:family="text">
      <style:text-properties fo:color="#2c001e" fo:font-weight="bold" style:font-weight-asian="bold" style:font-weight-complex="bold"/>
    </style:style>
    <style:style style:name="T6" style:family="text">
      <style:text-properties fo:color="#000000"/>
    </style:style>
    <style:style style:name="T7" style:family="text">
      <style:text-properties fo:color="#996600" fo:font-weight="bold"/>
    </style:style>
    <style:style style:name="T8" style:family="text">
      <style:text-properties fo:color="#996600" fo:font-weight="bold" fo:background-color="#ffff00" loext:char-shading-value="0"/>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bookmark text:name="firstHeading"/>Git</text:h>
      <text:h text:style-name="P6" text:outline-level="2"><text:bookmark text:name="Introduction"/>Introduction</text:h>
      <text:p text:style-name="P2">Today's world is fast moving. Adapting to new tools is real bonus. There are many version control tool available in market like clearcase, cvs, svn, Perforce, git. All posses good &amp; bad. However even after that git popularity is more. </text:p>
      <text:p text:style-name="P2"><text:span text:style-name="T1">Author</text:span>: Linus Torvalds </text:p>
      <text:p text:style-name="P2"><text:span text:style-name="T1">Year</text:span> : 2005 </text:p>
      <text:p text:style-name="P2">Before this most people were engaged with <text:span text:style-name="T1">Bitkeeper</text:span> but it was not distributed. Linus wanted a repository that could behave same as Bitkeeper but also should be distributed. He sighted the fact that today's world where we have increased number of contributers accross the world, Central Repository system may failed. Hence he came up with a design and now we know as <text:span text:style-name="T1">GIT</text:span>. This looks stupid but he completed the task in 3 months and handed this to <text:span text:style-name="T1">Junio Hamano</text:span> for maintenance.. </text:p>
      <text:h text:style-name="P6" text:outline-level="2"><text:bookmark text:name="Installing_GIT_on_your_system"/>Installing GIT on your system</text:h>
      <text:p text:style-name="P2"><text:span text:style-name="T8">UNIX/LINUX:</text:span> </text:p>
      <text:p text:style-name="P8"><text:s/>Based on <text:s/>system people can use the below link to install.</text:p>
      <text:p text:style-name="P9"><text:span text:style-name="T3"><text:s/>Unix/Linux: GIT INSTALLER: </text:span><text:a xlink:type="simple" xlink:href="https://git-scm.com/download/linux" text:style-name="Internet_20_link" text:visited-style-name="Visited_20_Internet_20_Link"><text:span text:style-name="T3">[1]</text:span></text:a></text:p>
      <text:p text:style-name="P11"><text:span text:style-name="T3"/></text:p>
      <text:section text:style-name="Sect1" text:name="content">
        <text:section text:style-name="Sect1" text:name="main">
          <text:h text:style-name="Heading_20_1" text:outline-level="1">Download for Linux and Unix</text:h>
          <text:p text:style-name="Text_20_body">It is easiest to install Git on Linux using the preferred package manager of your Linux distribution. If you prefer to build from source, you can find the tarballs <text:a xlink:type="simple" xlink:href="https://www.kernel.org/pub/software/scm/git/" text:style-name="Internet_20_link" text:visited-style-name="Visited_20_Internet_20_Link">on kernel.org</text:a>.</text:p>
          <text:h text:style-name="Heading_20_3" text:outline-level="3">Debian/Ubuntu</text:h>
          <text:p text:style-name="Text_20_body">For the latest stable version for your release of Debian/Ubuntu</text:p>
          <text:p text:style-name="Text_20_body"><text:span text:style-name="Source_20_Text"># apt-get install git</text:span> </text:p>
          <text:p text:style-name="Text_20_body">For Ubuntu, this PPA provides the latest stable upstream Git version</text:p>
          <text:p text:style-name="Text_20_body"><text:span text:style-name="Source_20_Text"># add-apt-repository ppa:git-core/ppa</text:span> <text:span text:style-name="Source_20_Text"># apt update; apt install git</text:span> </text:p>
          <text:h text:style-name="Heading_20_3" text:outline-level="3">Fedora</text:h>
          <text:p text:style-name="Text_20_body"><text:span text:style-name="Source_20_Text"># yum install git</text:span> (up to Fedora 21)<text:line-break/><text:span text:style-name="Source_20_Text"># dnf install git</text:span> (Fedora 22 and later) </text:p>
          <text:h text:style-name="Heading_20_3" text:outline-level="3"><text:soft-page-break/>Gentoo</text:h>
          <text:p text:style-name="Text_20_body"><text:span text:style-name="Source_20_Text"># emerge --ask --verbose dev-vcs/git</text:span> </text:p>
          <text:h text:style-name="Heading_20_3" text:outline-level="3">Arch Linux</text:h>
          <text:p text:style-name="Text_20_body"><text:span text:style-name="Source_20_Text"># pacman -S git</text:span> </text:p>
          <text:h text:style-name="Heading_20_3" text:outline-level="3">openSUSE</text:h>
          <text:p text:style-name="Text_20_body"><text:span text:style-name="Source_20_Text"># zypper install git</text:span> </text:p>
          <text:h text:style-name="Heading_20_3" text:outline-level="3">Mageia</text:h>
          <text:p text:style-name="Text_20_body"><text:span text:style-name="Source_20_Text"># urpmi git</text:span> </text:p>
          <text:h text:style-name="Heading_20_3" text:outline-level="3">Nix/NixOS</text:h>
          <text:p text:style-name="Text_20_body"><text:span text:style-name="Source_20_Text"># nix-env -i git</text:span> </text:p>
          <text:h text:style-name="Heading_20_3" text:outline-level="3">FreeBSD</text:h>
          <text:p text:style-name="Text_20_body"><text:span text:style-name="Source_20_Text"># pkg install git</text:span> </text:p>
          <text:h text:style-name="Heading_20_3" text:outline-level="3">Solaris 9/10/11 (<text:a xlink:type="simple" xlink:href="https://www.opencsw.org/" text:style-name="Internet_20_link" text:visited-style-name="Visited_20_Internet_20_Link">OpenCSW</text:a>)</text:h>
          <text:p text:style-name="Text_20_body"><text:span text:style-name="Source_20_Text"># pkgutil -i git</text:span> </text:p>
          <text:h text:style-name="Heading_20_3" text:outline-level="3">Solaris 11 Express</text:h>
          <text:p text:style-name="Text_20_body"><text:span text:style-name="Source_20_Text"># pkg install developer/versioning/git</text:span> </text:p>
          <text:h text:style-name="Heading_20_3" text:outline-level="3">OpenBSD</text:h>
          <text:p text:style-name="Text_20_body"><text:span text:style-name="Source_20_Text"># pkg_add git</text:span> </text:p>
          <text:h text:style-name="Heading_20_3" text:outline-level="3">Alpine</text:h>
          <text:p text:style-name="Text_20_body"><text:span text:style-name="Source_20_Text">$ apk add git</text:span> </text:p>
          <text:h text:style-name="Heading_20_3" text:outline-level="3">Red Hat Enterprise Linux, Oracle Linux, CentOS, Scientific Linux, et al.</text:h>
          <text:p text:style-name="Text_20_body">RHEL and derivatives typically ship older versions of git. You can <text:a xlink:type="simple" xlink:href="https://www.kernel.org/pub/software/scm/git/" text:style-name="Internet_20_link" text:visited-style-name="Visited_20_Internet_20_Link">download a tarball</text:a> and build from source, or use a 3rd-party repository such as <text:a xlink:type="simple" xlink:href="https://ius.io/" text:style-name="Internet_20_link" text:visited-style-name="Visited_20_Internet_20_Link">the IUS Community Project</text:a> to obtain a more recent version of git.</text:p>
          <text:h text:style-name="Heading_20_3" text:outline-level="3">Slitaz</text:h>
          <text:p text:style-name="Text_20_body"><text:span text:style-name="Source_20_Text">$ tazpkg get-install git</text:span> </text:p>
        </text:section>
      </text:section>
      <text:p text:style-name="P9"><text:span text:style-name="T3"/></text:p>
      <text:p text:style-name="P2"><text:span text:style-name="T8">Windows:</text:span> </text:p>
      <text:p text:style-name="P9"><text:soft-page-break/><text:span text:style-name="T3"><text:s text:c="2"/>Windows Git Installer</text:span><text:a xlink:type="simple" xlink:href="https://git-for-windows.github.io/" text:style-name="Internet_20_link" text:visited-style-name="Visited_20_Internet_20_Link"><text:span text:style-name="T3">[2]</text:span></text:a></text:p>
      <text:p text:style-name="P2"><text:span text:style-name="T8">Mac:</text:span> </text:p>
      <text:p text:style-name="P9"><text:span text:style-name="T3"><text:s text:c="2"/>Mac Git Installer: </text:span><text:a xlink:type="simple" xlink:href="http://git-scm.com/download/mac" text:style-name="Internet_20_link" text:visited-style-name="Visited_20_Internet_20_Link"><text:span text:style-name="T3">[3]</text:span></text:a></text:p>
      <text:h text:style-name="P7" text:outline-level="2"><text:bookmark text:name="Git_How_to_play"/>Git How to play</text:h>
      <text:p text:style-name="P2">Please note that from here i will we explaining the git concepts in linux . </text:p>
      <text:p text:style-name="P2">The first step while playing with GIT is to<text:span text:style-name="T4"> </text:span><text:span text:style-name="T5">create a your own work space</text:span>. Quite true since other will not allow you to disturb theirs. </text:p>
      <text:p text:style-name="P2">Let us say i have a work space named <text:span text:style-name="T5">my_ws. </text:span></text:p>
      <text:p text:style-name="P4">mkdir <text:span text:style-name="T6">my_ws</text:span>;</text:p>
      <text:p text:style-name="P3"><text:span text:style-name="T2">cd</text:span> my_ws. </text:p>
      <text:p text:style-name="P5"><text:span text:style-name="T1">Git Initialization:</text:span> </text:p>
      <text:p text:style-name="P8"><text:s text:c="2"/>This is the first mandatory step in git.</text:p>
      <text:p text:style-name="P8"/>
      <text:p text:style-name="P8"><text:s text:c="2"/><text:span text:style-name="T2">git init</text:span> --&gt; This creates <text:s/>.git folder. The contents of that folder are as below</text:p>
      <text:p text:style-name="P8"><text:s text:c="15"/>1.HEAD <text:s text:c="7"/>==&gt; There is a reference to the current branch in the HEAD file. At the <text:tab/><text:tab/><text:tab/><text:tab/>moment it must be the master branch <text:s text:c="4"/></text:p>
      <text:p text:style-name="P8"><text:s text:c="15"/>2.branches <text:s text:c="3"/>==&gt; Not of Much Importance</text:p>
      <text:p text:style-name="P8"><text:s text:c="15"/>3.config <text:s text:c="5"/>==&gt; It posses the configuration settings for work space.</text:p>
      <text:p text:style-name="P8"><text:s text:c="15"/>4.description ==&gt; This has list of all versionised part of your work space. </text:p>
      <text:p text:style-name="P8"><text:s text:c="15"/>5.hooks <text:s text:c="6"/>==&gt; This contains a set of scripts , which GIT internally uses. </text:p>
      <text:p text:style-name="P8"><text:s text:c="15"/>6.info <text:s text:c="7"/>==&gt; This can be used as a tool to ignore files from creating version.</text:p>
      <text:p text:style-name="P8"><text:s text:c="15"/>7.objects <text:s text:c="4"/>==&gt; Git’s internal Metadata of blobs, all indexed by SHAs.</text:p>
      <text:p text:style-name="P10"><text:s text:c="15"/>8.refs <text:s text:c="7"/>==&gt; This contains a vital info on the Git branches we are working , Commit Id etc.</text:p>
      <text:p text:style-name="P5"><text:span text:style-name="T1">Git Clone:</text:span> </text:p>
      <text:p text:style-name="P8"><text:s text:c="2"/>The next step is of-course to have a source to work with. Yes to do so Git uses the command Git Clone.</text:p>
      <text:p text:style-name="P8"/>
      <text:p text:style-name="P8"><text:s text:c="2"/>Basic Syntax</text:p>
      <text:p text:style-name="P8"/>
      <text:p text:style-name="P8"><text:s text:c="2"/>git clone &lt;remote&gt; &lt;dir&gt; ==&gt; Here remote is the location provided by you to download(https or ssh or local). Dir is optional.</text:p>
      <text:p text:style-name="P8"/>
      <text:p text:style-name="P10"><text:s text:c="2"/>If not provided current dir will be used.</text:p>
      <text:p text:style-name="P5"><text:span text:style-name="T1">Git Status :</text:span> </text:p>
      <text:p text:style-name="P8"><text:s text:c="2"/>The changes we made on a branch in the repository can be seen using </text:p>
      <text:p text:style-name="P8"/>
      <text:p text:style-name="P10"><text:s text:c="2"/>git status <text:s text:c="2"/>--&gt; This will list both the modifications in the existing files and also the newly added files.</text:p>
      <text:p text:style-name="P5"><text:soft-page-break/><text:span text:style-name="T1">Git Diff :</text:span> </text:p>
      <text:p text:style-name="P8"><text:s text:c="2"/>The changes we did in a specific file/branch can be compared with the recently synced mainline using </text:p>
      <text:p text:style-name="P8"/>
      <text:p text:style-name="P8"><text:s text:c="2"/>git diff &lt;file_name&gt; <text:s/>--&gt; gives the diff of a particular file</text:p>
      <text:p text:style-name="P10"><text:s text:c="2"/>git diff . <text:s text:c="11"/>--&gt; gives the diff of all changes on the present branch</text:p>
      <text:p text:style-name="P5"><text:span text:style-name="T1">Git Clean :</text:span> </text:p>
      <text:p text:style-name="P8"><text:s text:c="2"/>The temporary/Auto-Generated files such as object generated while compiling may not be needed to push to Main Line. These can be removed using </text:p>
      <text:p text:style-name="P8"/>
      <text:p text:style-name="P8"><text:s text:c="2"/>git clean -n <text:s text:c="10"/>--&gt; Lists the Untracked/New files on the present branch that would be removed.</text:p>
      <text:p text:style-name="P8"><text:s text:c="2"/>git clean -fd <text:s text:c="9"/>--&gt; Removes the Untracked files and echoes the files that are removed.</text:p>
      <text:p text:style-name="P10"><text:s text:c="2"/>git clean -fd &lt;file&gt; <text:s text:c="2"/>--&gt; Removes the particular file</text:p>
      <text:p text:style-name="P2"><text:span text:style-name="T7">Git Add :</text:span> </text:p>
      <text:p text:style-name="P8"><text:s text:c="2"/>The moment we make the changes Git keep them either in unstaged changes or untracked changes.</text:p>
      <text:p text:style-name="P8"/>
      <text:p text:style-name="P8"><text:s text:c="2"/>Let us give some time to have a look into unstaged changes and untracked changes.</text:p>
      <text:p text:style-name="P8"/>
      <text:p text:style-name="P8"><text:s text:c="2"/>Unstaged Changes ---&gt; Git indicates the user that the file has been modified against the last commit.</text:p>
      <text:p text:style-name="P8"/>
      <text:p text:style-name="P8"><text:s text:c="20"/>Before Changes </text:p>
      <text:p text:style-name="P8"/>
      <text:p text:style-name="P8"><text:s text:c="20"/>Git --file 1 ---&gt; vers 3</text:p>
      <text:p text:style-name="P8"><text:s text:c="20"/>After Changes </text:p>
      <text:p text:style-name="P8"/>
      <text:p text:style-name="P8"><text:s text:c="20"/>Git --file 1 ---&gt; vers 3 + unstaged changes(Not ver 4 , since yet not committed).</text:p>
      <text:p text:style-name="P8"/>
      <text:p text:style-name="P8"><text:s text:c="2"/>Untracked Changes -----&gt; Git will report this if any new object that has yet not made as a part of the Git Tracker.</text:p>
      <text:p text:style-name="P8"/>
      <text:p text:style-name="P8"><text:s text:c="2"/>git add &lt;object name&gt; --&gt; This indicates the git which all object it can consider for commit.</text:p>
      <text:p text:style-name="P8"><text:s text:c="2"/></text:p>
      <text:p text:style-name="P8"><text:s text:c="2"/>If you specify a dir , it will search the entire dir and pull out all the files into stagging area. </text:p>
      <text:p text:style-name="P8"/>
      <text:p text:style-name="P8"><text:s text:c="2"/>Git may have given the option of direct commit but as a safe side it broke the work into stagging then to commit.</text:p>
      <text:p text:style-name="P8"><text:s text:c="2"/></text:p>
      <text:p text:style-name="P8"><text:s text:c="2"/>Some examples :</text:p>
      <text:p text:style-name="P8"><text:s text:c="2"/></text:p>
      <text:p text:style-name="P8"><text:s text:c="2"/>git add file1</text:p>
      <text:p text:style-name="P8"><text:s text:c="2"/>git add dir1</text:p>
      <text:p text:style-name="P8"><text:s text:c="2"/>git add dir1 file1</text:p>
      <text:p text:style-name="P10"><text:s text:c="2"/>git add . <text:s text:c="6"/>--&gt; Adds all the changes(Modified &amp; Untracked) on the branch to Staging Area</text:p>
      <text:p text:style-name="P2"><text:span text:style-name="T7">Git Checkout :</text:span> </text:p>
      <text:p text:style-name="P8"><text:soft-page-break/><text:s text:c="2"/>We can also sometimes remove the changes that we did accidentally on a branch in the repository through</text:p>
      <text:p text:style-name="P8"/>
      <text:p text:style-name="P8"><text:s text:c="2"/>git checkout &lt;path/file_name&gt; <text:s/>--&gt; removes the modifications done in specific file</text:p>
      <text:p text:style-name="P10"><text:s text:c="2"/>git checkout <text:s text:c="18"/>--&gt; removes the modifications done in the repository</text:p>
      <text:p text:style-name="P2"><text:span text:style-name="T7">Git Commit :</text:span> </text:p>
      <text:p text:style-name="P8"><text:s text:c="2"/>The next step after adding the changes to stagging area is to committing the changes. So when we are ready we can commit the changes. </text:p>
      <text:p text:style-name="P8"/>
      <text:p text:style-name="P8"><text:s text:c="2"/>Please be noted that the commit is to local work space and not the server.</text:p>
      <text:p text:style-name="P8"/>
      <text:p text:style-name="P8"><text:s text:c="2"/>git commit -m "User msg" &lt;repository&gt;</text:p>
      <text:p text:style-name="P8"><text:s text:c="2"/>or</text:p>
      <text:p text:style-name="P8"><text:s text:c="2"/>git commit --amend &lt;repository&gt; {This will put the commit to last committed}</text:p>
      <text:p text:style-name="P8"/>
      <text:p text:style-name="P8"><text:s text:c="2"/>The moment we throw up the commit command git collect the bundle of files as part of the commit. It creates a Unique Id "Commit Id".</text:p>
      <text:p text:style-name="P8"><text:s text:c="2"/>We can use that as a reference to obtain the changes of that commit id.</text:p>
      <text:p text:style-name="P8"><text:s text:c="2"/></text:p>
      <text:p text:style-name="P8"><text:s text:c="2"/>As a simple example Commit Id can be same a Exam Roll no. Just like by providing the Roll no we get access to all Info on the students ,</text:p>
      <text:p text:style-name="P10"><text:s text:c="2"/>same way we can access the info of changes using commit id.</text:p>
      <text:p text:style-name="P2"><text:span text:style-name="T7">Git Log :</text:span> </text:p>
      <text:p text:style-name="P8"><text:s text:c="2"/>If we want to know the commits done on a specific file, we can use the</text:p>
      <text:p text:style-name="P8"/>
      <text:p text:style-name="P10"><text:s text:c="2"/>git log &lt;path/file_name&gt; <text:s text:c="2"/>--&gt; lists the commits with commit message, commit id, commiter.</text:p>
      <text:p text:style-name="P2"><text:span text:style-name="T7">Git reflog :</text:span> </text:p>
      <text:p text:style-name="P8"><text:s text:c="2"/>If we want to know the commits done on a specific branch of a repository, We can use</text:p>
      <text:p text:style-name="P8"/>
      <text:p text:style-name="P10"><text:s text:c="2"/>git reflog <text:s text:c="4"/>--&gt; Lists all the commits with commit id's and commit message and also lists the sync done in the repository.</text:p>
      <text:p text:style-name="P2"><text:span text:style-name="T7">Git Reset :</text:span> </text:p>
      <text:p text:style-name="P8"><text:s text:c="2"/>Case 1:</text:p>
      <text:p text:style-name="P8"/>
      <text:p text:style-name="P8"><text:s text:c="2"/>If you want to remove a file that is added to Staging Area, We cannot do ' git checkout &lt;file&gt;' as it was not in Unstaged state.</text:p>
      <text:p text:style-name="P8"><text:s text:c="2"/>So, first we have to Unstage that file and do 'git checkout &lt;file&gt;'. To unstage a file from Staging Area,</text:p>
      <text:p text:style-name="P8"/>
      <text:p text:style-name="P8"><text:s text:c="2"/>git reset HEAD &lt;File&gt; <text:s/>--&gt; Unsstages the file from staging area.</text:p>
      <text:p text:style-name="P8"/>
      <text:p text:style-name="P10"><text:s text:c="2"/>Now you can do git checkout &lt;file&gt;, if it is not a newly added file else we have to do git clean -fd &lt;file&gt;</text:p>
      <text:p text:style-name="P8"><text:s text:c="2"/>Case 2:</text:p>
      <text:p text:style-name="P8"><text:soft-page-break/></text:p>
      <text:p text:style-name="P8"><text:s text:c="2"/>We have already committed the changes to repository, but we have to remove a file from the committed patch which was accidentally pushed to repository.</text:p>
      <text:p text:style-name="P8"/>
      <text:p text:style-name="P8"><text:s text:c="2"/>This can be done using,</text:p>
      <text:p text:style-name="P8"/>
      <text:p text:style-name="P8"><text:s text:c="2"/>git reset --soft HEAD <text:s text:c="4"/>--&gt; This will shows us the pushed changes in the previous commit as Staged Changes.</text:p>
      <text:p text:style-name="P8"/>
      <text:p text:style-name="P8"><text:s text:c="2"/>Now, can we can use the case 1 to remove the modification or else if it is a new file we have to remove it.</text:p>
      <text:p text:style-name="P10"><text:s text:c="2"/>After the Needed change we can proceed with 'git commit --amend &lt;message&gt;' and then push to remote repository.</text:p>
      <text:p text:style-name="P2"><text:span text:style-name="T7">Git Branch :</text:span> </text:p>
      <text:p text:style-name="P8"><text:s text:c="2"/>We can create multiple branches in our repository by,</text:p>
      <text:p text:style-name="P8"><text:s text:c="2"/>git branch -b &lt;branch_name&gt;</text:p>
      <text:p text:style-name="P8"/>
      <text:p text:style-name="P8"><text:s text:c="2"/>We can switch the branches by,</text:p>
      <text:p text:style-name="P8"><text:s text:c="2"/>git checkout &lt;brnach_name&gt;</text:p>
      <text:p text:style-name="P8"/>
      <text:p text:style-name="P8"><text:s text:c="2"/>We can delete the branches by,</text:p>
      <text:p text:style-name="P8"><text:s text:c="2"/>git branch -d &lt;branch_name&gt; <text:s text:c="11"/>--&gt; Note you cannot delete the branch on which you are present </text:p>
      <text:p text:style-name="P8"/>
      <text:p text:style-name="P8"><text:s text:c="2"/>We can see the branches in our repository by,</text:p>
      <text:p text:style-name="P10"><text:s text:c="2"/>git branch</text:p>
      <text:p text:style-name="P2"><text:span text:style-name="T7">Git Stash :</text:span> </text:p>
      <text:p text:style-name="P8"><text:s text:c="2"/>We need to commit/checkout the changes before switching to other branch in the repository, There is another way through which we can switch the branches in the </text:p>
      <text:p text:style-name="P8"><text:s text:c="2"/>repository with out committing or loosing the changes by stashing the changes. Stash will save your changes or record your changes in a list and revert the working </text:p>
      <text:p text:style-name="P8"><text:s text:c="2"/>directory to match the HEAD commit.</text:p>
      <text:p text:style-name="P8"/>
      <text:p text:style-name="P8"><text:s text:c="2"/>git stash &lt;stash_name&gt; <text:s text:c="9"/>--&gt; will record/stash your uncommitted changes</text:p>
      <text:p text:style-name="P8"><text:s text:c="2"/>git stash list <text:s text:c="17"/>--&gt; Lists the stashed changes in the repository as WIP on &lt;branch on which the changes are stashed&gt;</text:p>
      <text:p text:style-name="P8"><text:s text:c="2"/>git stash apply <text:s text:c="16"/>--&gt; Applies the last stashed changes.</text:p>
      <text:p text:style-name="P8"/>
      <text:p text:style-name="P8"><text:s text:c="2"/>Note : The new/untracked files will not be stashed and will not be effected by branch switching (i.e, they will be present on that branch too).</text:p>
      <text:p text:style-name="P8"/>
      <text:p text:style-name="P8"><text:s text:c="2"/>We can save multiple stashes and apply multiple stashes when required on the branch and we can choose specific stash by,</text:p>
      <text:p text:style-name="P8"/>
      <text:p text:style-name="P8"><text:s text:c="2"/>git stash apply &lt;index&gt;</text:p>
      <text:p text:style-name="P8"/>
      <text:p text:style-name="P8"><text:s text:c="2"/>Sometimes after applying stashed changes we might get merge conflicts which have to be handled manually and after applying the stashed changes we can remove that</text:p>
      <text:p text:style-name="P8"><text:s text:c="2"/>stash by</text:p>
      <text:p text:style-name="P8"><text:soft-page-break/></text:p>
      <text:p text:style-name="P10"><text:s text:c="2"/>git stash drop/pop &lt;index&gt;</text:p>
      <text:p text:style-name="P2"><text:span text:style-name="T7">Git Tips :</text:span> </text:p>
      <text:p text:style-name="P8"><text:s text:c="2"/>NAME: <text:s/></text:p>
      <text:p text:style-name="P8"/>
      <text:p text:style-name="P8"><text:s text:c="6"/>git-blame - Show what revision and author last modified each line of a file. <text:s/></text:p>
      <text:p text:style-name="P8"/>
      <text:p text:style-name="P8"><text:s/>DESCRIPTION: </text:p>
      <text:p text:style-name="P8"/>
      <text:p text:style-name="P8"><text:s text:c="6"/>Annotates each line in the given file with information from the revision which last modified the line. Optionally, start annotating from the given revision.</text:p>
      <text:p text:style-name="P8"><text:s text:c="6"/>Apart from supporting file annotation, Git also supports searching the development history for when a code snippet occurred in a change. This makes it possible</text:p>
      <text:p text:style-name="P10"><text:s text:c="6"/>to track when a code snippet was added to a file, moved or copied between files, and eventually deleted or replaced.It works by searching for a text string in the d iff.</text:p>
      <text:p text:style-name="P8">Example:</text:p>
      <text:p text:style-name="P8"><text:s text:c="6"/></text:p>
      <text:p text:style-name="P8"><text:s text:c="7"/>To find out who changed a file, you can run git blame against a single file, and you get a breakdown of the file, line-by-line, with the change that </text:p>
      <text:p text:style-name="P8"><text:s text:c="7"/>last affected that line. It also prints out the timestamp and author information as well: </text:p>
      <text:p text:style-name="P8"><text:s/></text:p>
      <text:p text:style-name="P8"/>
      <text:p text:style-name="P8"><text:s text:c="5"/>$ git blame file</text:p>
      <text:p text:style-name="P8"><text:s text:c="7"/>566a0863 (Alex Blewitt 2011-07-12 09:43:39 +0100 1) First line</text:p>
      <text:p text:style-name="P8"><text:s text:c="7"/>ed0a7c55 (Alex Blewitt 2011-07-12 09:43:51 +0100 2) Second line</text:p>
      <text:p text:style-name="P8"><text:s text:c="7"/>8372b725 (Alex Blewitt 2011-07-12 09:44:06 +0100 3) Third line</text:p>
      <text:p text:style-name="P8"><text:s text:c="7"/>ed0a7c55 (Alex Blewitt 2011-07-12 09:43:51 +0100 4) <text:s text:c="2"/></text:p>
      <text:p text:style-name="P8"/>
      <text:p text:style-name="P8"><text:s text:c="6"/>The timestamps and abbreviated commit hashes show the changes were introduced sequentially, but in this contrived example it's easy to see. </text:p>
      <text:p text:style-name="P8"><text:s text:c="6"/>Since Git has full information about the committer, it can show you the person's name, or the persons e-mail address: <text:s/></text:p>
      <text:p text:style-name="P8"/>
      <text:p text:style-name="P8"><text:s text:c="6"/>$ git blame -e file</text:p>
      <text:p text:style-name="P8"><text:s text:c="8"/>566a0863 ( 2011-07-12 09:43:39 +0100 1) First line</text:p>
      <text:p text:style-name="P8"><text:s text:c="8"/>ed0a7c55 ( 2011-07-12 09:43:51 +0100 2) Second line</text:p>
      <text:p text:style-name="P8"><text:s text:c="8"/>8372b725 ( 2011-07-12 09:44:06 +0100 3) Third line</text:p>
      <text:p text:style-name="P8"><text:s text:c="8"/>ed0a7c55 ( 2011-07-12 09:43:51 +0100 4) <text:s text:c="6"/></text:p>
      <text:p text:style-name="P8"/>
      <text:p text:style-name="P8"><text:s text:c="8"/>Sometimes you get extra noise when whitespace differences are introduced into the file. You can use -w to suppress reporting on changes that only affected whitespace.</text:p>
      <text:p text:style-name="P8"><text:s text:c="8"/>There are also changes you can show on a subset of ranges as well (like git diff, but with lines annotated with the commit hash). For example: </text:p>
      <text:p text:style-name="P8"/>
      <text:p text:style-name="P8"><text:s text:c="6"/>$ git blame ed0a..566a -- file</text:p>
      <text:p text:style-name="P8"><text:s text:c="8"/>^566a086 (Alex Blewitt 2011-07-12 09:43:39 +0100 1) First line </text:p>
      <text:p text:style-name="P8"/>
      <text:p text:style-name="P8"><text:s text:c="8"/>Finally, if you have large files, it can often generate more output than is necessary. You can post-filter the results, but it's more efficient to tell Git</text:p>
      <text:p text:style-name="P8"><text:soft-page-break/><text:s text:c="8"/>which lines you <text:s text:c="9"/>want to see so that it doesn't need to do more work than is necessary finding out. You can specify lines with an explicit line number,</text:p>
      <text:p text:style-name="P8"><text:s text:c="8"/>(start/end), an offset from the start line (valid for end only) or a regular expression. This can be useful to blame a specific function, if you are following</text:p>
      <text:p text:style-name="P8"><text:s text:c="8"/>a C-like formatting where the function begins in column zero. This allows us to see the blame of a specific function (that starting with ^bar) and to the next </text:p>
      <text:p text:style-name="P8"><text:s text:c="8"/>closing brace (ending with ^} after the ^bar): </text:p>
      <text:p text:style-name="P8"><text:s/></text:p>
      <text:p text:style-name="P8"/>
      <text:p text:style-name="P8"><text:s text:c="6"/>$ git blame tst.c</text:p>
      <text:p text:style-name="P8"><text:s text:c="9"/>6bee4066 (Alex Blewitt 2011-07-12 09:57:54 +0100 <text:s/>1) foo() {</text:p>
      <text:p text:style-name="P8"><text:s text:c="9"/>6bee4066 (Alex Blewitt 2011-07-12 09:57:54 +0100 <text:s/>2) <text:s text:c="3"/>// the foo function</text:p>
      <text:p text:style-name="P8"><text:s text:c="9"/>6bee4066 (Alex Blewitt 2011-07-12 09:57:54 +0100 <text:s/>3) }</text:p>
      <text:p text:style-name="P8"><text:s text:c="9"/>6bee4066 (Alex Blewitt 2011-07-12 09:57:54 +0100 <text:s/>4) </text:p>
      <text:p text:style-name="P8"><text:s text:c="9"/>0cdc3645 (Alex Blewitt 2011-07-12 09:58:15 +0100 <text:s/>5) bar() { </text:p>
      <text:p text:style-name="P8"><text:s text:c="9"/>0cdc3645 (Alex Blewitt 2011-07-12 09:58:15 +0100 <text:s/>6) <text:s text:c="3"/>// the bar function </text:p>
      <text:p text:style-name="P8"><text:s text:c="9"/>0cdc3645 (Alex Blewitt 2011-07-12 09:58:15 +0100 <text:s/>7) } </text:p>
      <text:p text:style-name="P8"><text:s text:c="9"/>6bee4066 (Alex Blewitt 2011-07-12 09:57:54 +0100 <text:s/>8) </text:p>
      <text:p text:style-name="P8"><text:s text:c="9"/>6bee4066 (Alex Blewitt 2011-07-12 09:57:54 +0100 <text:s/>9) main() {</text:p>
      <text:p text:style-name="P8"><text:s text:c="9"/>6bee4066 (Alex Blewitt 2011-07-12 09:57:54 +0100 10) <text:s text:c="3"/>// the main function</text:p>
      <text:p text:style-name="P8"><text:s text:c="9"/>6bee4066 (Alex Blewitt 2011-07-12 09:57:54 +0100 11) }</text:p>
      <text:p text:style-name="P8"><text:s text:c="6"/>$ git blame -L/^bar/,/^}/ tst.c</text:p>
      <text:p text:style-name="P8"><text:s text:c="9"/>0cdc3645 (Alex Blewitt 2011-07-12 09:58:15 +0100 5) bar() { </text:p>
      <text:p text:style-name="P8"><text:s text:c="9"/>0cdc3645 (Alex Blewitt 2011-07-12 09:58:15 +0100 6) <text:s text:c="4"/>// the bar function </text:p>
      <text:p text:style-name="P10"><text:s text:c="9"/>0cdc3645 (Alex Blewitt 2011-07-12 09:58:15 +0100 7)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7:31:43.588487514</meta:creation-date>
    <dc:date>2018-03-16T10:23:13.896465418</dc:date>
    <meta:editing-duration>PT8M47S</meta:editing-duration>
    <meta:editing-cycles>3</meta:editing-cycles>
    <meta:generator>LibreOffice/5.1.4.2$Linux_X86_64 LibreOffice_project/10m0$Build-2</meta:generator>
    <meta:document-statistic meta:table-count="0" meta:image-count="0" meta:object-count="0" meta:page-count="8" meta:paragraph-count="206" meta:word-count="2241" meta:character-count="13368" meta:non-whitespace-character-count="10367"/>
  </office:meta>
</office:document-meta>
</file>